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14.188cm" svg:height="8.526cm" svg:x="0.613cm" svg:y="8.129cm">
            <draw:object draw:notify-on-update-of-ranges="turning.A13:turning.A16 turning.A4:turning.A4 turning.B13:turning.B16 turning.A6:turning.A11 turning.A4:turning.A4 turning.B6:turning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88cm" svg:height="8.526cm" svg:x="16.892cm" svg:y="8.367cm">
            <draw:object draw:notify-on-update-of-ranges="turning.H13:turning.H16 turning.H4:turning.H4 turning.I13:turning.I16 turning.H6:turning.H11 turning.H4:turning.H4 turning.I6:turning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LOCKWISE</text:p>
          </table:table-cell>
          <table:table-cell table:style-name="Default"/>
          <table:table-cell table:number-columns-repeated="5"/>
          <table:table-cell office:value-type="string" calcext:value-type="string">
            <text:p>COUNTERCLOCKWISE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09" calcext:value-type="float">
            <text:p>609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</table:table-row>
        <table:table-row table:style-name="ro1" table:number-rows-repeated="3">
          <table:table-cell/>
          <table:table-cell table:style-name="ce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2"/>
          <table:table-cell table:number-columns-repeated="6"/>
          <table:table-cell table:style-name="Default"/>
        </table:table-row>
      </table:table>
      <table:table table:name="forward" table:style-name="ta1">
        <table:shapes>
          <draw:frame draw:z-index="0" draw:style-name="gr1" draw:text-style-name="P1" svg:width="10.756cm" svg:height="8.028cm" svg:x="5.48cm" svg:y="0.527cm">
            <draw:object draw:notify-on-update-of-ranges="forward.A2:forward.A21 forward.B1:forward.B1 forward.B2:forward.B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2:forward.I21 forward.J1:forward.J1 forward.J2:forward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0" calcext:value-type="float">
            <text:p>1320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30" calcext:value-type="float">
            <text:p>2030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80" calcext:value-type="float">
            <text:p>2680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21:10:14.736239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12T22:02:27.243310492</dc:date>
    <dc:creator>Julijonas Kikutis</dc:creator>
    <meta:editing-duration>PT4H58M33S</meta:editing-duration>
    <meta:editing-cycles>149</meta:editing-cycles>
    <meta:generator>LibreOffice/4.3.7.2$Linux_X86_64 LibreOffice_project/430$Build-2</meta:generator>
    <meta:document-statistic meta:table-count="3" meta:cell-count="1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A13:turning.B16 turning.A4:turning.A4 turning.B6:turning.B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3:turning.B16" chart:label-cell-address="turning.A4:turning.A4" chart:class="chart:scatter">
            <chart:domain table:cell-range-address="turning.A13:turning.A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6:turning.B11" chart:label-cell-address="turning.A4:turning.A4" chart:class="chart:scatter">
            <chart:domain table:cell-range-address="turning.A6:turning.A11"/>
            <chart:regression-curve chart:style-name="ch9">
              <chart:equation chart:display-equation="true" chart:display-r-square="true" svg:x="1.142cm" svg:y="2.56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3:turning.A16</svg:desc>
                </draw:g>
              </table:table-cell>
              <table:table-cell office:value-type="float" office:value="104">
                <text:p>104</text:p>
                <draw:g>
                  <svg:desc>turning.B13:turning.B16</svg:desc>
                </draw:g>
              </table:table-cell>
              <table:table-cell office:value-type="float" office:value="0">
                <text:p>0</text:p>
                <draw:g>
                  <svg:desc>turning.A6:turning.A11</svg:desc>
                </draw:g>
              </table:table-cell>
              <table:table-cell office:value-type="float" office:value="0">
                <text:p>0</text:p>
                <draw:g>
                  <svg:desc>turning.B6:turning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279">
                <text:p>27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442">
                <text:p>442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609">
                <text:p>609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7cm" svg:height="8.029cm" xlink:href=".." xlink:type="simple" chart:class="chart:scatter" chart:style-name="ch1">
        <chart:legend chart:legend-position="end" svg:x="7.402cm" svg:y="3.466cm" style:legend-expansion="high" chart:style-name="ch2"/>
        <chart:plot-area chart:style-name="ch3" table:cell-range-address="forward.A2:forward.B21 forward.B1:forward.B1" chart:data-source-has-labels="row" svg:x="0.215cm" svg:y="0.16cm" svg:width="6.972cm" svg:height="7.709cm">
          <chartooo:coordinate-region svg:x="1.207cm" svg:y="0.359cm" svg:width="5.701cm" svg:height="6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2:forward.B21" chart:label-cell-address="forward.B1:forward.B1" chart:class="chart:scatter">
            <chart:domain table:cell-range-address="forward.A2:forward.A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2:forward.A21</svg:desc>
                </draw:g>
              </table:table-cell>
              <table:table-cell office:value-type="float" office:value="20">
                <text:p>20</text:p>
                <draw:g>
                  <svg:desc>forward.B2:forward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">
                <text:p>8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2:forward.J21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2:forward.J21" chart:label-cell-address="forward.J1:forward.J1" chart:class="chart:scatter">
            <chart:domain table:cell-range-address="forward.I2:forward.I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2:forward.I21</svg:desc>
                </draw:g>
              </table:table-cell>
              <table:table-cell office:value-type="float" office:value="20">
                <text:p>20</text:p>
                <draw:g>
                  <svg:desc>forward.J2:forward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2:kick.E14 kick.E1:kick.E1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H13:turning.I16 turning.H4:turning.H4 turning.I6:turning.I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I13:turning.I16" chart:label-cell-address="turning.H4:turning.H4" chart:class="chart:scatter">
            <chart:domain table:cell-range-address="turning.H13:turning.H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I6:turning.I11" chart:label-cell-address="turning.H4:turning.H4" chart:class="chart:scatter">
            <chart:domain table:cell-range-address="turning.H6:turning.H11"/>
            <chart:regression-curve chart:style-name="ch9">
              <chart:equation chart:display-equation="true" chart:display-r-square="true" svg:x="1.225cm" svg:y="2.593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H13:turning.H16</svg:desc>
                </draw:g>
              </table:table-cell>
              <table:table-cell office:value-type="float" office:value="100">
                <text:p>100</text:p>
                <draw:g>
                  <svg:desc>turning.I13:turning.I16</svg:desc>
                </draw:g>
              </table:table-cell>
              <table:table-cell office:value-type="float" office:value="0">
                <text:p>0</text:p>
                <draw:g>
                  <svg:desc>turning.H6:turning.H11</svg:desc>
                </draw:g>
              </table:table-cell>
              <table:table-cell office:value-type="float" office:value="0">
                <text:p>0</text:p>
                <draw:g>
                  <svg:desc>turning.I6:turnin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269">
                <text:p>26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435">
                <text:p>435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600">
                <text:p>600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